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5" style:family="paragraph" style:parent-style-name="Standard" style:list-style-name="L3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6" style:family="paragraph" style:parent-style-name="Standard" style:list-style-name="L4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7" style:family="paragraph" style:parent-style-name="Standard" style:list-style-name="L5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8" style:family="paragraph" style:parent-style-name="Standard" style:list-style-name="L6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9" style:family="paragraph" style:parent-style-name="Standard" style:list-style-name="L7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0" style:family="paragraph" style:parent-style-name="Standard" style:list-style-name="L8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1" style:family="paragraph" style:parent-style-name="Standard" style:list-style-name="L9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2" style:family="paragraph" style:parent-style-name="Standard" style:list-style-name="L10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3" style:family="paragraph" style:parent-style-name="Standard" style:list-style-name="L11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4" style:family="paragraph" style:parent-style-name="Standard" style:list-style-name="L12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5" style:family="paragraph" style:parent-style-name="Standard" style:list-style-name="L13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6" style:family="paragraph" style:parent-style-name="Standard" style:list-style-name="L14"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8" style:family="paragraph" style:parent-style-name="Standard" style:list-style-name="L6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19" style:family="paragraph" style:parent-style-name="Standard" style:list-style-name="L10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20" style:family="paragraph" style:parent-style-name="Standard" style:list-style-name="L11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21" style:family="paragraph" style:parent-style-name="Standard" style:list-style-name="L12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22" style:family="paragraph" style:parent-style-name="Standard" style:list-style-name="L13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23" style:family="paragraph" style:parent-style-name="Standard" style:list-style-name="L14">
      <style:text-properties fo:font-size="11pt" fo:font-weight="bold" officeooo:paragraph-rsid="000b00d6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1c992f" fo:font-size="11pt" fo:font-weight="normal" officeooo:paragraph-rsid="000b00d6" style:font-size-asian="11pt" style:font-weight-asian="normal" style:font-size-complex="11pt" style:font-weight-complex="normal"/>
    </style:style>
    <style:style style:name="P25" style:family="paragraph" style:parent-style-name="Standard">
      <style:text-properties fo:color="#1c992f" fo:font-size="11pt" fo:font-weight="normal" officeooo:paragraph-rsid="000b00d6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ff0000" fo:font-size="11pt" fo:font-weight="normal" officeooo:paragraph-rsid="000b00d6" style:font-size-asian="11pt" style:font-weight-asian="normal" style:font-size-complex="11pt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1pt" fo:font-weight="normal" officeooo:paragraph-rsid="000b00d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ЭКЗАМЕННАЦИОННЫЕ БИЛЕТЫ ПО ФИЗИКЕ</text:p>
      <text:p text:style-name="P1">10 КЛАСС</text:p>
      <text:p text:style-name="P2"/>
      <text:p text:style-name="P2">Билет №1.</text:p>
      <text:list xml:id="list4154482522" text:style-name="L1">
        <text:list-item>
          <text:p text:style-name="P17">Работа и мощность электрического тока. Закон Джоуля-Ленца. КПД цепей постоянного тока.</text:p>
        </text:list-item>
        <text:list-item>
          <text:p text:style-name="P3">Задача по теме: «Влажность».</text:p>
        </text:list-item>
      </text:list>
      <text:p text:style-name="P24">Билет №2. </text:p>
      <text:list xml:id="list2279973004" text:style-name="L2">
        <text:list-item>
          <text:p text:style-name="P4"><text:span text:style-name="T1">Электрический заряд, закон сохранения заряда.</text:span> Взаимодействие заряженных тел. <text:span text:style-name="T1">Закон Кулона.</text:span> <text:span text:style-name="T1">Элементарный заряд.</text:span> <text:span text:style-name="T1">Опыты Иоффе-Милликена.</text:span></text:p>
        </text:list-item>
        <text:list-item>
          <text:p text:style-name="P4">Задача по теме: «Тепловой баланс».</text:p>
        </text:list-item>
      </text:list>
      <text:p text:style-name="P24">Билет №3. </text:p>
      <text:list xml:id="list2175103256" text:style-name="L3">
        <text:list-item>
          <text:p text:style-name="P5"><text:span text:style-name="T1">Последовательное и параллельное соединения проводников. Правила Кирхгофа.</text:span> <text:s/>Шунт к амперметру и добавочное <text:s/>сопротивление к <text:s/>вольтметру. Мостик Уитстона. <text:s/>Потенциометр. </text:p>
        </text:list-item>
        <text:list-item>
          <text:p text:style-name="P5">Задача по теме: «<text:span text:style-name="T2">I </text:span>начало термодинамики».</text:p>
        </text:list-item>
      </text:list>
      <text:p text:style-name="P26">Билет №4. </text:p>
      <text:list xml:id="list4094063294" text:style-name="L4">
        <text:list-item>
          <text:p text:style-name="P6">Проводники и диэлектрики в электростатическом поле. Виды диэлектриков. Напряжённость поля <text:s/>вблизи <text:s/>поверхности проводника. Электростатическая защита.</text:p>
        </text:list-item>
        <text:list-item>
          <text:p text:style-name="P6">Задача по теме: «Закон Ампера и закон Лоренца».</text:p>
        </text:list-item>
      </text:list>
      <text:p text:style-name="P25">Билет №5. </text:p>
      <text:list xml:id="list3725203547" text:style-name="L5">
        <text:list-item>
          <text:p text:style-name="P7"><text:span text:style-name="T1">Электроёмкость, электроёмкость уединённого проводника, конденсатор. Вывод <text:s/>формулы ёмкости плоского конденсатора.</text:span> <text:span text:style-name="T1">Последовательное и параллельное соединения конденсаторов</text:span>. <text:s/>Энергия системы зарядов, <text:span text:style-name="T1">Энергия заряженного конденсатора.</text:span> <text:span text:style-name="T1">Плотность энергии <text:s text:c="2"/>электрического поля.</text:span></text:p>
        </text:list-item>
        <text:list-item>
          <text:p text:style-name="P7">Задача по теме: «Электромагнитная индукция».</text:p>
        </text:list-item>
      </text:list>
      <text:p text:style-name="P2">Билет №6. </text:p>
      <text:list xml:id="list1695123004" text:style-name="L6">
        <text:list-item>
          <text:p text:style-name="P18">Классическая теория электропроводности металлов. Электрический ток. Сила тока. Плотность тока. Закон Ома для однородного участка <text:s/>цепи. Сопротивление.</text:p>
        </text:list-item>
        <text:list-item>
          <text:p text:style-name="P8">Задача по теме: «Поверхностное натяжение».</text:p>
        </text:list-item>
      </text:list>
      <text:p text:style-name="P25">Билет №7. </text:p>
      <text:list xml:id="list896027801" text:style-name="L7">
        <text:list-item>
          <text:p text:style-name="P9">Работа в однородном <text:span text:style-name="T1">и центральном электрическом поле. Потенциальная энергия и потенциал. Разность потенциалов, эквипотенциальные поверхности. Связь между напряжённостью и разностью <text:s/>потенциалов.</text:span></text:p>
        </text:list-item>
        <text:list-item>
          <text:p text:style-name="P9">Задача по теме: «Газовые законы».</text:p>
        </text:list-item>
      </text:list>
      <text:p text:style-name="P25">Билет №8. </text:p>
      <text:list xml:id="list3266773649" text:style-name="L8">
        <text:list-item>
          <text:p text:style-name="P10"><text:span text:style-name="T1">ЭДС источника тока. Закон Ома для неоднородного участка <text:s/>цепи. Закон Ома для полной <text:s/>цепи. </text:span>Короткое замыкание.</text:p>
        </text:list-item>
        <text:list-item>
          <text:p text:style-name="P10">Задача по теме: «Электростатика».</text:p>
        </text:list-item>
      </text:list>
      <text:p text:style-name="P26">Билет №9. </text:p>
      <text:list xml:id="list1876860259" text:style-name="L9">
        <text:list-item>
          <text:p text:style-name="P11">Сила Ампера. Взаимодействие параллельных токов. Сила Лоренца. Движение заряженных частиц в магнитном поле.</text:p>
        </text:list-item>
        <text:list-item>
          <text:p text:style-name="P11">Задача по теме: «Термодинамика».</text:p>
        </text:list-item>
      </text:list>
      <text:p text:style-name="P2">Билет №10. </text:p>
      <text:list xml:id="list392242651" text:style-name="L10">
        <text:list-item>
          <text:p text:style-name="P19">Магнитные взаимодействия. Магнитное поле электрического тока. Вектор индукции магнитного <text:s/>поля, линии магнитной индукции. Закон Био-Савара-Лапласа. Магнитное поле прямого и кругового тока.</text:p>
        </text:list-item>
        <text:list-item>
          <text:p text:style-name="P12">Задача по теме: «Законы постоянного тока».</text:p>
        </text:list-item>
      </text:list>
      <text:p text:style-name="P2">Билет №11. </text:p>
      <text:list xml:id="list499239495" text:style-name="L11">
        <text:list-item>
          <text:p text:style-name="P20">Электрическое поле. Напряженность электрического поля, линии напряженности электрического поля. Принцип суперпозиции электрических полей. Теорема Гаусса и ее применение.</text:p>
        </text:list-item>
        <text:list-item>
          <text:p text:style-name="P13">Задача по теме: «Движение проводника в магнитном поле».</text:p>
        </text:list-item>
      </text:list>
      <text:p text:style-name="P2">Билет №12.</text:p>
      <text:list xml:id="list169086052" text:style-name="L12">
        <text:list-item>
          <text:p text:style-name="P21">Электромагнитная индукция. Закон Фарадея для электромагнитной индукции. Правило Ленца. Вихревое электрическое поле. Первый закон Максвелла.</text:p>
        </text:list-item>
        <text:list-item>
          <text:p text:style-name="P14">Задача по теме: «Соединение конденсаторов».</text:p>
        </text:list-item>
      </text:list>
      <text:p text:style-name="P2">Билет №13.</text:p>
      <text:list xml:id="list1137444019" text:style-name="L13">
        <text:list-item>
          <text:p text:style-name="P22">Самоиндукция. Индуктивность. Энергия магнитного поля. Магнитные свойства вещества.</text:p>
        </text:list-item>
        <text:list-item>
          <text:p text:style-name="P15">«Электростатика. Напряженность электростатического поля и потенциал».</text:p>
        </text:list-item>
      </text:list>
      <text:p text:style-name="P2">Билет №14.</text:p>
      <text:list xml:id="list1369653293" text:style-name="L14">
        <text:list-item>
          <text:p text:style-name="P23">Теорема о циркуляции вектора индукции магнитного поля. Магнитное поле соленоида и тора. Магнитный поток.</text:p>
        </text:list-item>
        <text:list-item>
          <text:p text:style-name="P16">Задача по теме: «Законы постоянного тока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727cm" fo:margin-left="0.684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0:47:35.895000000</meta:creation-date>
    <dc:date>2018-05-26T22:40:36.525000000</dc:date>
    <meta:editing-duration>PT1H4M44S</meta:editing-duration>
    <meta:editing-cycles>7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44" meta:word-count="365" meta:character-count="2873" meta:non-whitespace-character-count="2554"/>
  </office:meta>
</office:document-meta>
</file>